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1.96pt"/>
    </style:style>
    <style:style style:name="co2" style:family="table-column">
      <style:table-column-properties fo:break-before="auto" style:column-width="158.46pt"/>
    </style:style>
    <style:style style:name="co3" style:family="table-column">
      <style:table-column-properties fo:break-before="auto" style:column-width="201.71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236.44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48.1pt"/>
    </style:style>
    <style:style style:name="co15" style:family="table-column">
      <style:table-column-properties fo:break-before="auto" style:column-width="28.01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0.36pt"/>
    </style:style>
    <style:style style:name="co18" style:family="table-column">
      <style:table-column-properties fo:break-before="auto" style:column-width="33.39pt"/>
    </style:style>
    <style:style style:name="co19" style:family="table-column">
      <style:table-column-properties fo:break-before="auto" style:column-width="24.89pt"/>
    </style:style>
    <style:style style:name="co20" style:family="table-column">
      <style:table-column-properties fo:break-before="auto" style:column-width="35.7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endro_kt_4d_sc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/home1/03727/tg830270/Research/Dendro-K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May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09:55:47</text:p>
          </table:table-cell>
          <table:table-cell office:value-type="string" calcext:value-type="string">
            <text:p>CDT</text:p>
          </table:table-cell>
          <table:table-cell office:value-type="float" office:value="2019" calcext:value-type="float">
            <text:p>2019</text:p>
          </table:table-cell>
          <table:table-cell table:number-columns-repeated="15"/>
        </table:table-row>
        <table:table-row table:style-name="ro1">
          <table:table-cell table:formula="of:======================================sbatch" office:value-type="string" office:string-value="" calcext:value-type="error">
            <text:p>Err:510</text:p>
          </table:table-cell>
          <table:table-cell office:value-type="string" calcext:value-type="string">
            <text:p>file</text:p>
          </table:table-cell>
          <table:table-cell table:formula="of:======================================" office:value-type="string" office:string-value="" calcext:value-type="error">
            <text:p>Err:5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!/bin/bas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J</text:p>
          </table:table-cell>
          <table:table-cell office:value-type="string" calcext:value-type="string">
            <text:p>dendro_kt</text:p>
          </table:table-cell>
          <table:table-cell table:number-columns-repeated="13"/>
          <table:table-cell office:value-type="string" calcext:value-type="string">
            <text:p>#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results/stampede2/dendro_kt_4d_sc19.o%j</text:p>
          </table:table-cell>
          <table:table-cell table:number-columns-repeated="6"/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td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results/stampede2/dendro_kt_4d_sc19.e%j</text:p>
          </table:table-cell>
          <table:table-cell table:number-columns-repeated="6"/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tder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p</text:p>
          </table:table-cell>
          <table:table-cell office:value-type="string" calcext:value-type="string">
            <text:p>skx-normal</text:p>
          </table:table-cell>
          <table:table-cell table:number-columns-repeated="7"/>
          <table:table-cell office:value-type="string" calcext:value-type="string">
            <text:p>#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(partition)</text:p>
          </table:table-cell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N</text:p>
          </table:table-cell>
          <table:table-cell office:value-type="float" office:value="128" calcext:value-type="float">
            <text:p>128</text:p>
          </table:table-cell>
          <table:table-cell table:number-columns-repeated="13"/>
          <table:table-cell office:value-type="string" calcext:value-type="string">
            <text:p>#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n</text:p>
          </table:table-cell>
          <table:table-cell office:value-type="float" office:value="1536" calcext:value-type="float">
            <text:p>1536</text:p>
          </table:table-cell>
          <table:table-cell table:number-columns-repeated="12"/>
          <table:table-cell office:value-type="string" calcext:value-type="string">
            <text:p>#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tasks</text:p>
          </table:table-cell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-tasks-per-node=4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t</text:p>
          </table:table-cell>
          <table:table-cell table:style-name="ce1" office:value-type="string" calcext:value-type="string">
            <text:p>2:00:00</text:p>
          </table:table-cell>
          <table:table-cell table:number-columns-repeated="10"/>
          <table:table-cell office:value-type="string" calcext:value-type="string">
            <text:p>#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hh:mm:s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-mail-user=milindasf@gmail.co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-mail-type=all</text:p>
          </table:table-cell>
          <table:table-cell table:number-columns-repeated="5"/>
          <table:table-cell office:value-type="string" calcext:value-type="string">
            <text:p>#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jo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SBATCH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TG-DPP130002</text:p>
          </table:table-cell>
          <table:table-cell table:number-columns-repeated="5"/>
          <table:table-cell office:value-type="string" calcext:value-type="string">
            <text:p>#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(req'd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1)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mmands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#SBATCH</text:p>
          </table:table-cell>
          <table:table-cell office:value-type="string" calcext:value-type="string">
            <text:p>directives..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li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w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WORK_DIR=/home1/03727/tg830270/Research/Dendro-K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OGRAM_NAME=tsortBench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echo</text:p>
          </table:table-cell>
          <table:table-cell table:formula="of:======================================sbatch file ======================================" office:value-type="string" office:string-value="" calcext:value-type="error">
            <text:p>Err:510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$WORK_DIR/run_sc19.sbatch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echo</text:p>
          </table:table-cell>
          <table:table-cell table:formula="of:===========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9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$WORK_DIR/buil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make</text:p>
          </table:table-cell>
          <table:table-cell office:value-type="string" calcext:value-type="string">
            <text:p>.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$PROGRAM_NAME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echo</text:p>
          </table:table-cell>
          <table:table-cell table:formula="of:=================================== make end ===========================================" office:value-type="string" office:string-value="" calcext:value-type="error">
            <text:p>Err:510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umPts=5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Depth=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Order=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ter=5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npes</text:p>
          </table:table-cell>
          <table:table-cell office:value-type="string" calcext:value-type="string">
            <text:p>in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office:value-type="float" office:value="3072" calcext:value-type="float">
            <text:p>3072</text:p>
          </table:table-cell>
          <table:table-cell office:value-type="float" office:value="6144" calcext:value-type="float">
            <text:p>61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brun</text:p>
          </table:table-cell>
          <table:table-cell office:value-type="string" calcext:value-type="string">
            <text:p>-np</text:p>
          </table:table-cell>
          <table:table-cell office:value-type="string" calcext:value-type="string">
            <text:p>$npes</text:p>
          </table:table-cell>
          <table:table-cell office:value-type="string" calcext:value-type="string">
            <text:p>./$PROGRAM_NAME</text:p>
          </table:table-cell>
          <table:table-cell office:value-type="string" calcext:value-type="string">
            <text:p>$numPts</text:p>
          </table:table-cell>
          <table:table-cell office:value-type="string" calcext:value-type="string">
            <text:p>$maxDepth</text:p>
          </table:table-cell>
          <table:table-cell office:value-type="string" calcext:value-type="string">
            <text:p>$eleOrder</text:p>
          </table:table-cell>
          <table:table-cell office:value-type="string" calcext:value-type="string">
            <text:p>$i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umPts=2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Depth=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Order=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ter=5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npes</text:p>
          </table:table-cell>
          <table:table-cell office:value-type="string" calcext:value-type="string">
            <text:p>in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office:value-type="float" office:value="3072" calcext:value-type="float">
            <text:p>3072</text:p>
          </table:table-cell>
          <table:table-cell office:value-type="float" office:value="6144" calcext:value-type="float">
            <text:p>61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brun</text:p>
          </table:table-cell>
          <table:table-cell office:value-type="string" calcext:value-type="string">
            <text:p>-np</text:p>
          </table:table-cell>
          <table:table-cell office:value-type="string" calcext:value-type="string">
            <text:p>$npes</text:p>
          </table:table-cell>
          <table:table-cell office:value-type="string" calcext:value-type="string">
            <text:p>./$PROGRAM_NAME</text:p>
          </table:table-cell>
          <table:table-cell office:value-type="string" calcext:value-type="string">
            <text:p>$numPts</text:p>
          </table:table-cell>
          <table:table-cell office:value-type="string" calcext:value-type="string">
            <text:p>$maxDepth</text:p>
          </table:table-cell>
          <table:table-cell office:value-type="string" calcext:value-type="string">
            <text:p>$eleOrder</text:p>
          </table:table-cell>
          <table:table-cell office:value-type="string" calcext:value-type="string">
            <text:p>$i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formula="of:===========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Configuring</text:p>
          </table:table-cell>
          <table:table-cell office:value-type="string" calcext:value-type="string">
            <text:p>d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Generating</text:p>
          </table:table-cell>
          <table:table-cell office:value-type="string" calcext:value-type="string">
            <text:p>d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to:</text:p>
          </table:table-cell>
          <table:table-cell office:value-type="string" calcext:value-type="string">
            <text:p>/home1/03727/tg830270/Research/Dendro-KT/bui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89%]</text:p>
          </table:table-cell>
          <table:table-cell office:value-type="string" calcext:value-type="string">
            <text:p>Buil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dendroK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100%]</text:p>
          </table:table-cell>
          <table:table-cell office:value-type="string" calcext:value-type="string">
            <text:p>Buil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sortBench</text:p>
          </table:table-cell>
          <table:table-cell table:number-columns-repeated="17"/>
        </table:table-row>
        <table:table-row table:style-name="ro1">
          <table:table-cell table:formula="of:===================================" office:value-type="string" office:string-value="" calcext:value-type="error">
            <text:p>Err:510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nd</text:p>
          </table:table-cell>
          <table:table-cell table:formula="of:===========================================" office:value-type="string" office:string-value="" calcext:value-type="error">
            <text:p>Err:5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0854588" calcext:value-type="float">
            <text:p>0.000854588</text:p>
          </table:table-cell>
          <table:table-cell office:value-type="float" office:value="0.00126582" calcext:value-type="float">
            <text:p>0.00126582</text:p>
          </table:table-cell>
          <table:table-cell office:value-type="float" office:value="0.00247464" calcext:value-type="float">
            <text:p>0.00247464</text:p>
          </table:table-cell>
          <table:table-cell office:value-type="float" office:value="0.00332551" calcext:value-type="float">
            <text:p>0.00332551</text:p>
          </table:table-cell>
          <table:table-cell office:value-type="float" office:value="0.00335905" calcext:value-type="float">
            <text:p>0.00335905</text:p>
          </table:table-cell>
          <table:table-cell office:value-type="float" office:value="0.00341454" calcext:value-type="float">
            <text:p>0.00341454</text:p>
          </table:table-cell>
          <table:table-cell office:value-type="float" office:value="0.213171" calcext:value-type="float">
            <text:p>0.213171</text:p>
          </table:table-cell>
          <table:table-cell office:value-type="float" office:value="0.213185" calcext:value-type="float">
            <text:p>0.213185</text:p>
          </table:table-cell>
          <table:table-cell office:value-type="float" office:value="0.213221" calcext:value-type="float">
            <text:p>0.213221</text:p>
          </table:table-cell>
          <table:table-cell office:value-type="float" office:value="1.13875" calcext:value-type="float">
            <text:p>1.13875</text:p>
          </table:table-cell>
          <table:table-cell office:value-type="float" office:value="1.14184" calcext:value-type="float">
            <text:p>1.14184</text:p>
          </table:table-cell>
          <table:table-cell office:value-type="float" office:value="1.1521" calcext:value-type="float">
            <text:p>1.1521</text:p>
          </table:table-cell>
          <table:table-cell office:value-type="float" office:value="4.01305" calcext:value-type="float">
            <text:p>4.01305</text:p>
          </table:table-cell>
          <table:table-cell office:value-type="float" office:value="4.01306" calcext:value-type="float">
            <text:p>4.01306</text:p>
          </table:table-cell>
          <table:table-cell office:value-type="float" office:value="4.01307" calcext:value-type="float">
            <text:p>4.013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113659" calcext:value-type="float">
            <text:p>0.00113659</text:p>
          </table:table-cell>
          <table:table-cell office:value-type="float" office:value="0.00267944" calcext:value-type="float">
            <text:p>0.00267944</text:p>
          </table:table-cell>
          <table:table-cell office:value-type="float" office:value="0.00621724" calcext:value-type="float">
            <text:p>0.00621724</text:p>
          </table:table-cell>
          <table:table-cell office:value-type="float" office:value="0.00610104" calcext:value-type="float">
            <text:p>0.00610104</text:p>
          </table:table-cell>
          <table:table-cell office:value-type="float" office:value="0.00654745" calcext:value-type="float">
            <text:p>0.00654745</text:p>
          </table:table-cell>
          <table:table-cell office:value-type="float" office:value="0.00699258" calcext:value-type="float">
            <text:p>0.00699258</text:p>
          </table:table-cell>
          <table:table-cell office:value-type="float" office:value="0.248012" calcext:value-type="float">
            <text:p>0.248012</text:p>
          </table:table-cell>
          <table:table-cell office:value-type="float" office:value="0.248433" calcext:value-type="float">
            <text:p>0.248433</text:p>
          </table:table-cell>
          <table:table-cell office:value-type="float" office:value="0.248956" calcext:value-type="float">
            <text:p>0.248956</text:p>
          </table:table-cell>
          <table:table-cell office:value-type="float" office:value="1.16935" calcext:value-type="float">
            <text:p>1.16935</text:p>
          </table:table-cell>
          <table:table-cell office:value-type="float" office:value="1.17327" calcext:value-type="float">
            <text:p>1.17327</text:p>
          </table:table-cell>
          <table:table-cell office:value-type="float" office:value="1.18029" calcext:value-type="float">
            <text:p>1.18029</text:p>
          </table:table-cell>
          <table:table-cell office:value-type="float" office:value="4.61342" calcext:value-type="float">
            <text:p>4.61342</text:p>
          </table:table-cell>
          <table:table-cell office:value-type="float" office:value="4.61346" calcext:value-type="float">
            <text:p>4.61346</text:p>
          </table:table-cell>
          <table:table-cell office:value-type="float" office:value="4.61349" calcext:value-type="float">
            <text:p>4.61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180001" calcext:value-type="float">
            <text:p>0.00180001</text:p>
          </table:table-cell>
          <table:table-cell office:value-type="float" office:value="0.00399406" calcext:value-type="float">
            <text:p>0.00399406</text:p>
          </table:table-cell>
          <table:table-cell office:value-type="float" office:value="0.00711565" calcext:value-type="float">
            <text:p>0.00711565</text:p>
          </table:table-cell>
          <table:table-cell office:value-type="float" office:value="0.00764236" calcext:value-type="float">
            <text:p>0.00764236</text:p>
          </table:table-cell>
          <table:table-cell office:value-type="float" office:value="0.00829705" calcext:value-type="float">
            <text:p>0.00829705</text:p>
          </table:table-cell>
          <table:table-cell office:value-type="float" office:value="0.0089036" calcext:value-type="float">
            <text:p>0.0089036</text:p>
          </table:table-cell>
          <table:table-cell office:value-type="float" office:value="0.285591" calcext:value-type="float">
            <text:p>0.285591</text:p>
          </table:table-cell>
          <table:table-cell office:value-type="float" office:value="0.286231" calcext:value-type="float">
            <text:p>0.286231</text:p>
          </table:table-cell>
          <table:table-cell office:value-type="float" office:value="0.286904" calcext:value-type="float">
            <text:p>0.286904</text:p>
          </table:table-cell>
          <table:table-cell office:value-type="float" office:value="1.28059" calcext:value-type="float">
            <text:p>1.28059</text:p>
          </table:table-cell>
          <table:table-cell office:value-type="float" office:value="1.28426" calcext:value-type="float">
            <text:p>1.28426</text:p>
          </table:table-cell>
          <table:table-cell office:value-type="float" office:value="1.29056" calcext:value-type="float">
            <text:p>1.29056</text:p>
          </table:table-cell>
          <table:table-cell office:value-type="float" office:value="3.95771" calcext:value-type="float">
            <text:p>3.95771</text:p>
          </table:table-cell>
          <table:table-cell office:value-type="float" office:value="3.95773" calcext:value-type="float">
            <text:p>3.95773</text:p>
          </table:table-cell>
          <table:table-cell office:value-type="float" office:value="3.95775" calcext:value-type="float">
            <text:p>3.95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306978" calcext:value-type="float">
            <text:p>0.00306978</text:p>
          </table:table-cell>
          <table:table-cell office:value-type="float" office:value="0.00629154" calcext:value-type="float">
            <text:p>0.00629154</text:p>
          </table:table-cell>
          <table:table-cell office:value-type="float" office:value="0.00766964" calcext:value-type="float">
            <text:p>0.00766964</text:p>
          </table:table-cell>
          <table:table-cell office:value-type="float" office:value="0.00878725" calcext:value-type="float">
            <text:p>0.00878725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18078" calcext:value-type="float">
            <text:p>0.0118078</text:p>
          </table:table-cell>
          <table:table-cell office:value-type="float" office:value="0.304331" calcext:value-type="float">
            <text:p>0.304331</text:p>
          </table:table-cell>
          <table:table-cell office:value-type="float" office:value="0.305713" calcext:value-type="float">
            <text:p>0.305713</text:p>
          </table:table-cell>
          <table:table-cell office:value-type="float" office:value="0.307386" calcext:value-type="float">
            <text:p>0.307386</text:p>
          </table:table-cell>
          <table:table-cell office:value-type="float" office:value="1.45526" calcext:value-type="float">
            <text:p>1.45526</text:p>
          </table:table-cell>
          <table:table-cell office:value-type="float" office:value="1.45895" calcext:value-type="float">
            <text:p>1.45895</text:p>
          </table:table-cell>
          <table:table-cell office:value-type="float" office:value="1.46564" calcext:value-type="float">
            <text:p>1.46564</text:p>
          </table:table-cell>
          <table:table-cell office:value-type="float" office:value="4.61145" calcext:value-type="float">
            <text:p>4.61145</text:p>
          </table:table-cell>
          <table:table-cell office:value-type="float" office:value="4.61149" calcext:value-type="float">
            <text:p>4.61149</text:p>
          </table:table-cell>
          <table:table-cell office:value-type="float" office:value="4.61153" calcext:value-type="float">
            <text:p>4.61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548711" calcext:value-type="float">
            <text:p>0.00548711</text:p>
          </table:table-cell>
          <table:table-cell office:value-type="float" office:value="0.00801079" calcext:value-type="float">
            <text:p>0.00801079</text:p>
          </table:table-cell>
          <table:table-cell office:value-type="float" office:value="0.00954461" calcext:value-type="float">
            <text:p>0.00954461</text:p>
          </table:table-cell>
          <table:table-cell office:value-type="float" office:value="0.0173016" calcext:value-type="float">
            <text:p>0.0173016</text:p>
          </table:table-cell>
          <table:table-cell office:value-type="float" office:value="0.0189444" calcext:value-type="float">
            <text:p>0.0189444</text:p>
          </table:table-cell>
          <table:table-cell office:value-type="float" office:value="0.0200286" calcext:value-type="float">
            <text:p>0.0200286</text:p>
          </table:table-cell>
          <table:table-cell office:value-type="float" office:value="0.324786" calcext:value-type="float">
            <text:p>0.324786</text:p>
          </table:table-cell>
          <table:table-cell office:value-type="float" office:value="0.325819" calcext:value-type="float">
            <text:p>0.325819</text:p>
          </table:table-cell>
          <table:table-cell office:value-type="float" office:value="0.327386" calcext:value-type="float">
            <text:p>0.327386</text:p>
          </table:table-cell>
          <table:table-cell office:value-type="float" office:value="2.34852" calcext:value-type="float">
            <text:p>2.34852</text:p>
          </table:table-cell>
          <table:table-cell office:value-type="float" office:value="2.35353" calcext:value-type="float">
            <text:p>2.35353</text:p>
          </table:table-cell>
          <table:table-cell office:value-type="float" office:value="2.36058" calcext:value-type="float">
            <text:p>2.36058</text:p>
          </table:table-cell>
          <table:table-cell office:value-type="float" office:value="5.56606" calcext:value-type="float">
            <text:p>5.56606</text:p>
          </table:table-cell>
          <table:table-cell office:value-type="float" office:value="5.56611" calcext:value-type="float">
            <text:p>5.56611</text:p>
          </table:table-cell>
          <table:table-cell office:value-type="float" office:value="5.56616" calcext:value-type="float">
            <text:p>5.56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690098" calcext:value-type="float">
            <text:p>0.00690098</text:p>
          </table:table-cell>
          <table:table-cell office:value-type="float" office:value="0.00913346" calcext:value-type="float">
            <text:p>0.00913346</text:p>
          </table:table-cell>
          <table:table-cell office:value-type="float" office:value="0.0100656" calcext:value-type="float">
            <text:p>0.0100656</text:p>
          </table:table-cell>
          <table:table-cell office:value-type="float" office:value="0.030795" calcext:value-type="float">
            <text:p>0.030795</text:p>
          </table:table-cell>
          <table:table-cell office:value-type="float" office:value="0.0322624" calcext:value-type="float">
            <text:p>0.0322624</text:p>
          </table:table-cell>
          <table:table-cell office:value-type="float" office:value="0.0338151" calcext:value-type="float">
            <text:p>0.0338151</text:p>
          </table:table-cell>
          <table:table-cell office:value-type="float" office:value="0.375994" calcext:value-type="float">
            <text:p>0.375994</text:p>
          </table:table-cell>
          <table:table-cell office:value-type="float" office:value="0.377492" calcext:value-type="float">
            <text:p>0.377492</text:p>
          </table:table-cell>
          <table:table-cell office:value-type="float" office:value="0.378908" calcext:value-type="float">
            <text:p>0.378908</text:p>
          </table:table-cell>
          <table:table-cell office:value-type="float" office:value="2.99766" calcext:value-type="float">
            <text:p>2.99766</text:p>
          </table:table-cell>
          <table:table-cell office:value-type="float" office:value="3.00298" calcext:value-type="float">
            <text:p>3.00298</text:p>
          </table:table-cell>
          <table:table-cell office:value-type="float" office:value="3.00932" calcext:value-type="float">
            <text:p>3.00932</text:p>
          </table:table-cell>
          <table:table-cell office:value-type="float" office:value="5.35775" calcext:value-type="float">
            <text:p>5.35775</text:p>
          </table:table-cell>
          <table:table-cell office:value-type="float" office:value="5.3578" calcext:value-type="float">
            <text:p>5.3578</text:p>
          </table:table-cell>
          <table:table-cell office:value-type="float" office:value="5.35785" calcext:value-type="float">
            <text:p>5.357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128338" calcext:value-type="float">
            <text:p>0.0128338</text:p>
          </table:table-cell>
          <table:table-cell office:value-type="float" office:value="0.0154331" calcext:value-type="float">
            <text:p>0.0154331</text:p>
          </table:table-cell>
          <table:table-cell office:value-type="float" office:value="0.0165062" calcext:value-type="float">
            <text:p>0.0165062</text:p>
          </table:table-cell>
          <table:table-cell office:value-type="float" office:value="0.0732351" calcext:value-type="float">
            <text:p>0.0732351</text:p>
          </table:table-cell>
          <table:table-cell office:value-type="float" office:value="0.0759479" calcext:value-type="float">
            <text:p>0.0759479</text:p>
          </table:table-cell>
          <table:table-cell office:value-type="float" office:value="0.0779894" calcext:value-type="float">
            <text:p>0.0779894</text:p>
          </table:table-cell>
          <table:table-cell office:value-type="float" office:value="0.522549" calcext:value-type="float">
            <text:p>0.522549</text:p>
          </table:table-cell>
          <table:table-cell office:value-type="float" office:value="0.524376" calcext:value-type="float">
            <text:p>0.524376</text:p>
          </table:table-cell>
          <table:table-cell office:value-type="float" office:value="0.527246" calcext:value-type="float">
            <text:p>0.527246</text:p>
          </table:table-cell>
          <table:table-cell office:value-type="float" office:value="4.05584" calcext:value-type="float">
            <text:p>4.05584</text:p>
          </table:table-cell>
          <table:table-cell office:value-type="float" office:value="4.06187" calcext:value-type="float">
            <text:p>4.06187</text:p>
          </table:table-cell>
          <table:table-cell office:value-type="float" office:value="4.07239" calcext:value-type="float">
            <text:p>4.07239</text:p>
          </table:table-cell>
          <table:table-cell office:value-type="float" office:value="5.56302" calcext:value-type="float">
            <text:p>5.56302</text:p>
          </table:table-cell>
          <table:table-cell office:value-type="float" office:value="5.56314" calcext:value-type="float">
            <text:p>5.56314</text:p>
          </table:table-cell>
          <table:table-cell office:value-type="float" office:value="5.56326" calcext:value-type="float">
            <text:p>5.563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238115" calcext:value-type="float">
            <text:p>0.238115</text:p>
          </table:table-cell>
          <table:table-cell office:value-type="float" office:value="0.241256" calcext:value-type="float">
            <text:p>0.241256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641972" calcext:value-type="float">
            <text:p>0.641972</text:p>
          </table:table-cell>
          <table:table-cell office:value-type="float" office:value="0.645621" calcext:value-type="float">
            <text:p>0.645621</text:p>
          </table:table-cell>
          <table:table-cell office:value-type="float" office:value="0.647819" calcext:value-type="float">
            <text:p>0.647819</text:p>
          </table:table-cell>
          <table:table-cell office:value-type="float" office:value="1.88952" calcext:value-type="float">
            <text:p>1.88952</text:p>
          </table:table-cell>
          <table:table-cell office:value-type="float" office:value="1.89133" calcext:value-type="float">
            <text:p>1.89133</text:p>
          </table:table-cell>
          <table:table-cell office:value-type="float" office:value="1.89464" calcext:value-type="float">
            <text:p>1.89464</text:p>
          </table:table-cell>
          <table:table-cell office:value-type="float" office:value="6.34177" calcext:value-type="float">
            <text:p>6.34177</text:p>
          </table:table-cell>
          <table:table-cell office:value-type="float" office:value="6.34673" calcext:value-type="float">
            <text:p>6.34673</text:p>
          </table:table-cell>
          <table:table-cell office:value-type="float" office:value="6.35973" calcext:value-type="float">
            <text:p>6.35973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27506" calcext:value-type="float">
            <text:p>7.27506</text:p>
          </table:table-cell>
          <table:table-cell office:value-type="float" office:value="7.27534" calcext:value-type="float">
            <text:p>7.275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0605392" calcext:value-type="float">
            <text:p>0.000605392</text:p>
          </table:table-cell>
          <table:table-cell office:value-type="float" office:value="0.00239951" calcext:value-type="float">
            <text:p>0.00239951</text:p>
          </table:table-cell>
          <table:table-cell office:value-type="float" office:value="0.00598707" calcext:value-type="float">
            <text:p>0.00598707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00220007" calcext:value-type="float">
            <text:p>0.00220007</text:p>
          </table:table-cell>
          <table:table-cell office:value-type="float" office:value="0.00222664" calcext:value-type="float">
            <text:p>0.00222664</text:p>
          </table:table-cell>
          <table:table-cell office:value-type="float" office:value="0.142851" calcext:value-type="float">
            <text:p>0.142851</text:p>
          </table:table-cell>
          <table:table-cell office:value-type="float" office:value="0.142867" calcext:value-type="float">
            <text:p>0.142867</text:p>
          </table:table-cell>
          <table:table-cell office:value-type="float" office:value="0.142902" calcext:value-type="float">
            <text:p>0.142902</text:p>
          </table:table-cell>
          <table:table-cell office:value-type="float" office:value="9.98915" calcext:value-type="float">
            <text:p>9.98915</text:p>
          </table:table-cell>
          <table:table-cell office:value-type="float" office:value="10.0135" calcext:value-type="float">
            <text:p>10.0135</text:p>
          </table:table-cell>
          <table:table-cell office:value-type="float" office:value="10.0222" calcext:value-type="float">
            <text:p>10.0222</text:p>
          </table:table-cell>
          <table:table-cell table:number-columns-repeated="3" office:value-type="float" office:value="38.4103" calcext:value-type="float">
            <text:p>38.4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072341" calcext:value-type="float">
            <text:p>0.00072341</text:p>
          </table:table-cell>
          <table:table-cell office:value-type="float" office:value="0.00276908" calcext:value-type="float">
            <text:p>0.00276908</text:p>
          </table:table-cell>
          <table:table-cell office:value-type="float" office:value="0.00594435" calcext:value-type="float">
            <text:p>0.00594435</text:p>
          </table:table-cell>
          <table:table-cell office:value-type="float" office:value="0.00488825" calcext:value-type="float">
            <text:p>0.00488825</text:p>
          </table:table-cell>
          <table:table-cell office:value-type="float" office:value="0.00528837" calcext:value-type="float">
            <text:p>0.00528837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158677" calcext:value-type="float">
            <text:p>0.158677</text:p>
          </table:table-cell>
          <table:table-cell office:value-type="float" office:value="0.159065" calcext:value-type="float">
            <text:p>0.159065</text:p>
          </table:table-cell>
          <table:table-cell office:value-type="float" office:value="0.159461" calcext:value-type="float">
            <text:p>0.159461</text:p>
          </table:table-cell>
          <table:table-cell office:value-type="float" office:value="10.2846" calcext:value-type="float">
            <text:p>10.2846</text:p>
          </table:table-cell>
          <table:table-cell office:value-type="float" office:value="10.2912" calcext:value-type="float">
            <text:p>10.2912</text:p>
          </table:table-cell>
          <table:table-cell office:value-type="float" office:value="10.2984" calcext:value-type="float">
            <text:p>10.2984</text:p>
          </table:table-cell>
          <table:table-cell table:number-columns-repeated="2" office:value-type="float" office:value="39.4141" calcext:value-type="float">
            <text:p>39.4141</text:p>
          </table:table-cell>
          <table:table-cell office:value-type="float" office:value="39.4142" calcext:value-type="float">
            <text:p>39.4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131297" calcext:value-type="float">
            <text:p>0.00131297</text:p>
          </table:table-cell>
          <table:table-cell office:value-type="float" office:value="0.00315939" calcext:value-type="float">
            <text:p>0.00315939</text:p>
          </table:table-cell>
          <table:table-cell office:value-type="float" office:value="0.00604224" calcext:value-type="float">
            <text:p>0.00604224</text:p>
          </table:table-cell>
          <table:table-cell office:value-type="float" office:value="0.00554843" calcext:value-type="float">
            <text:p>0.00554843</text:p>
          </table:table-cell>
          <table:table-cell office:value-type="float" office:value="0.00607053" calcext:value-type="float">
            <text:p>0.00607053</text:p>
          </table:table-cell>
          <table:table-cell office:value-type="float" office:value="0.00649543" calcext:value-type="float">
            <text:p>0.00649543</text:p>
          </table:table-cell>
          <table:table-cell office:value-type="float" office:value="0.172047" calcext:value-type="float">
            <text:p>0.172047</text:p>
          </table:table-cell>
          <table:table-cell office:value-type="float" office:value="0.172431" calcext:value-type="float">
            <text:p>0.172431</text:p>
          </table:table-cell>
          <table:table-cell office:value-type="float" office:value="0.172944" calcext:value-type="float">
            <text:p>0.172944</text:p>
          </table:table-cell>
          <table:table-cell office:value-type="float" office:value="10.0526" calcext:value-type="float">
            <text:p>10.0526</text:p>
          </table:table-cell>
          <table:table-cell office:value-type="float" office:value="10.0595" calcext:value-type="float">
            <text:p>10.0595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41.365" calcext:value-type="float">
            <text:p>41.365</text:p>
          </table:table-cell>
          <table:table-cell table:number-columns-repeated="2" office:value-type="float" office:value="41.3651" calcext:value-type="float">
            <text:p>41.36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292101" calcext:value-type="float">
            <text:p>0.00292101</text:p>
          </table:table-cell>
          <table:table-cell office:value-type="float" office:value="0.00491288" calcext:value-type="float">
            <text:p>0.00491288</text:p>
          </table:table-cell>
          <table:table-cell office:value-type="float" office:value="0.00836525" calcext:value-type="float">
            <text:p>0.00836525</text:p>
          </table:table-cell>
          <table:table-cell office:value-type="float" office:value="0.00703273" calcext:value-type="float">
            <text:p>0.00703273</text:p>
          </table:table-cell>
          <table:table-cell office:value-type="float" office:value="0.00861955" calcext:value-type="float">
            <text:p>0.00861955</text:p>
          </table:table-cell>
          <table:table-cell office:value-type="float" office:value="0.00955982" calcext:value-type="float">
            <text:p>0.00955982</text:p>
          </table:table-cell>
          <table:table-cell office:value-type="float" office:value="0.199865" calcext:value-type="float">
            <text:p>0.199865</text:p>
          </table:table-cell>
          <table:table-cell office:value-type="float" office:value="0.200745" calcext:value-type="float">
            <text:p>0.200745</text:p>
          </table:table-cell>
          <table:table-cell office:value-type="float" office:value="0.202311" calcext:value-type="float">
            <text:p>0.202311</text:p>
          </table:table-cell>
          <table:table-cell office:value-type="float" office:value="11.3539" calcext:value-type="float">
            <text:p>11.3539</text:p>
          </table:table-cell>
          <table:table-cell office:value-type="float" office:value="11.3615" calcext:value-type="float">
            <text:p>11.3615</text:p>
          </table:table-cell>
          <table:table-cell office:value-type="float" office:value="11.3868" calcext:value-type="float">
            <text:p>11.3868</text:p>
          </table:table-cell>
          <table:table-cell office:value-type="float" office:value="36.6525" calcext:value-type="float">
            <text:p>36.6525</text:p>
          </table:table-cell>
          <table:table-cell table:number-columns-repeated="2" office:value-type="float" office:value="36.6526" calcext:value-type="float">
            <text:p>36.6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43654" calcext:value-type="float">
            <text:p>0.0043654</text:p>
          </table:table-cell>
          <table:table-cell office:value-type="float" office:value="0.00698874" calcext:value-type="float">
            <text:p>0.00698874</text:p>
          </table:table-cell>
          <table:table-cell office:value-type="float" office:value="0.00947785" calcext:value-type="float">
            <text:p>0.00947785</text:p>
          </table:table-cell>
          <table:table-cell office:value-type="float" office:value="0.0208686" calcext:value-type="float">
            <text:p>0.0208686</text:p>
          </table:table-cell>
          <table:table-cell office:value-type="float" office:value="0.0224367" calcext:value-type="float">
            <text:p>0.0224367</text:p>
          </table:table-cell>
          <table:table-cell office:value-type="float" office:value="0.0234188" calcext:value-type="float">
            <text:p>0.0234188</text:p>
          </table:table-cell>
          <table:table-cell office:value-type="float" office:value="0.222147" calcext:value-type="float">
            <text:p>0.222147</text:p>
          </table:table-cell>
          <table:table-cell office:value-type="float" office:value="0.223072" calcext:value-type="float">
            <text:p>0.223072</text:p>
          </table:table-cell>
          <table:table-cell office:value-type="float" office:value="0.224619" calcext:value-type="float">
            <text:p>0.224619</text:p>
          </table:table-cell>
          <table:table-cell office:value-type="float" office:value="13.4688" calcext:value-type="float">
            <text:p>13.4688</text:p>
          </table:table-cell>
          <table:table-cell office:value-type="float" office:value="13.4772" calcext:value-type="float">
            <text:p>13.4772</text:p>
          </table:table-cell>
          <table:table-cell office:value-type="float" office:value="13.4899" calcext:value-type="float">
            <text:p>13.4899</text:p>
          </table:table-cell>
          <table:table-cell office:value-type="float" office:value="43.9199" calcext:value-type="float">
            <text:p>43.9199</text:p>
          </table:table-cell>
          <table:table-cell office:value-type="float" office:value="43.9201" calcext:value-type="float">
            <text:p>43.9201</text:p>
          </table:table-cell>
          <table:table-cell office:value-type="float" office:value="43.9202" calcext:value-type="float">
            <text:p>43.9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0626731" calcext:value-type="float">
            <text:p>0.00626731</text:p>
          </table:table-cell>
          <table:table-cell office:value-type="float" office:value="0.00940708" calcext:value-type="float">
            <text:p>0.00940708</text:p>
          </table:table-cell>
          <table:table-cell office:value-type="float" office:value="0.0112072" calcext:value-type="float">
            <text:p>0.0112072</text:p>
          </table:table-cell>
          <table:table-cell office:value-type="float" office:value="0.0280108" calcext:value-type="float">
            <text:p>0.0280108</text:p>
          </table:table-cell>
          <table:table-cell office:value-type="float" office:value="0.0293858" calcext:value-type="float">
            <text:p>0.0293858</text:p>
          </table:table-cell>
          <table:table-cell office:value-type="float" office:value="0.0307186" calcext:value-type="float">
            <text:p>0.0307186</text:p>
          </table:table-cell>
          <table:table-cell office:value-type="float" office:value="0.269145" calcext:value-type="float">
            <text:p>0.269145</text:p>
          </table:table-cell>
          <table:table-cell office:value-type="float" office:value="0.270388" calcext:value-type="float">
            <text:p>0.270388</text:p>
          </table:table-cell>
          <table:table-cell office:value-type="float" office:value="0.271721" calcext:value-type="float">
            <text:p>0.271721</text:p>
          </table:table-cell>
          <table:table-cell office:value-type="float" office:value="16.3008" calcext:value-type="float">
            <text:p>16.3008</text:p>
          </table:table-cell>
          <table:table-cell office:value-type="float" office:value="16.3092" calcext:value-type="float">
            <text:p>16.3092</text:p>
          </table:table-cell>
          <table:table-cell office:value-type="float" office:value="16.3449" calcext:value-type="float">
            <text:p>16.3449</text:p>
          </table:table-cell>
          <table:table-cell office:value-type="float" office:value="51.032" calcext:value-type="float">
            <text:p>51.032</text:p>
          </table:table-cell>
          <table:table-cell office:value-type="float" office:value="51.0321" calcext:value-type="float">
            <text:p>51.0321</text:p>
          </table:table-cell>
          <table:table-cell office:value-type="float" office:value="51.0322" calcext:value-type="float">
            <text:p>51.0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0117449" calcext:value-type="float">
            <text:p>0.0117449</text:p>
          </table:table-cell>
          <table:table-cell office:value-type="float" office:value="0.0149439" calcext:value-type="float">
            <text:p>0.0149439</text:p>
          </table:table-cell>
          <table:table-cell office:value-type="float" office:value="0.0176231" calcext:value-type="float">
            <text:p>0.0176231</text:p>
          </table:table-cell>
          <table:table-cell office:value-type="float" office:value="0.0715754" calcext:value-type="float">
            <text:p>0.0715754</text:p>
          </table:table-cell>
          <table:table-cell office:value-type="float" office:value="0.0742604" calcext:value-type="float">
            <text:p>0.0742604</text:p>
          </table:table-cell>
          <table:table-cell office:value-type="float" office:value="0.0757676" calcext:value-type="float">
            <text:p>0.0757676</text:p>
          </table:table-cell>
          <table:table-cell office:value-type="float" office:value="0.43203" calcext:value-type="float">
            <text:p>0.43203</text:p>
          </table:table-cell>
          <table:table-cell office:value-type="float" office:value="0.433361" calcext:value-type="float">
            <text:p>0.433361</text:p>
          </table:table-cell>
          <table:table-cell office:value-type="float" office:value="0.436282" calcext:value-type="float">
            <text:p>0.436282</text:p>
          </table:table-cell>
          <table:table-cell office:value-type="float" office:value="20.5144" calcext:value-type="float">
            <text:p>20.5144</text:p>
          </table:table-cell>
          <table:table-cell office:value-type="float" office:value="20.5228" calcext:value-type="float">
            <text:p>20.5228</text:p>
          </table:table-cell>
          <table:table-cell office:value-type="float" office:value="20.5671" calcext:value-type="float">
            <text:p>20.5671</text:p>
          </table:table-cell>
          <table:table-cell office:value-type="float" office:value="48.2103" calcext:value-type="float">
            <text:p>48.2103</text:p>
          </table:table-cell>
          <table:table-cell office:value-type="float" office:value="48.2105" calcext:value-type="float">
            <text:p>48.2105</text:p>
          </table:table-cell>
          <table:table-cell office:value-type="float" office:value="48.2107" calcext:value-type="float">
            <text:p>48.2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job</text:p>
          </table:table-cell>
          <table:table-cell office:value-type="float" office:value="3605132" calcext:value-type="float">
            <text:p>3605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tarting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tasks..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  <table:table-cell table:number-columns-repeated="6"/>
        </table:table-row>
        <table:table-row table:style-name="ro1">
          <table:table-cell office:value-type="float" office:value="0.233331" calcext:value-type="float">
            <text:p>0.233331</text:p>
          </table:table-cell>
          <table:table-cell office:value-type="float" office:value="0.238196" calcext:value-type="float">
            <text:p>0.238196</text:p>
          </table:table-cell>
          <table:table-cell office:value-type="float" office:value="0.241555" calcext:value-type="float">
            <text:p>0.241555</text:p>
          </table:table-cell>
          <table:table-cell office:value-type="float" office:value="0.662309" calcext:value-type="float">
            <text:p>0.662309</text:p>
          </table:table-cell>
          <table:table-cell office:value-type="float" office:value="0.665575" calcext:value-type="float">
            <text:p>0.665575</text:p>
          </table:table-cell>
          <table:table-cell office:value-type="float" office:value="0.667848" calcext:value-type="float">
            <text:p>0.667848</text:p>
          </table:table-cell>
          <table:table-cell office:value-type="float" office:value="1.7917" calcext:value-type="float">
            <text:p>1.7917</text:p>
          </table:table-cell>
          <table:table-cell office:value-type="float" office:value="1.79349" calcext:value-type="float">
            <text:p>1.79349</text:p>
          </table:table-cell>
          <table:table-cell office:value-type="float" office:value="1.79717" calcext:value-type="float">
            <text:p>1.79717</text:p>
          </table:table-cell>
          <table:table-cell office:value-type="float" office:value="31.6798" calcext:value-type="float">
            <text:p>31.6798</text:p>
          </table:table-cell>
          <table:table-cell office:value-type="float" office:value="31.6873" calcext:value-type="float">
            <text:p>31.6873</text:p>
          </table:table-cell>
          <table:table-cell office:value-type="float" office:value="31.7405" calcext:value-type="float">
            <text:p>31.7405</text:p>
          </table:table-cell>
          <table:table-cell office:value-type="float" office:value="52.4336" calcext:value-type="float">
            <text:p>52.4336</text:p>
          </table:table-cell>
          <table:table-cell office:value-type="float" office:value="52.4339" calcext:value-type="float">
            <text:p>52.4339</text:p>
          </table:table-cell>
          <table:table-cell office:value-type="float" office:value="52.4342" calcext:value-type="float">
            <text:p>52.43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CC: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complete.</text:p>
          </table:table-cell>
          <table:table-cell office:value-type="string" calcext:value-type="string">
            <text:p>Exiting.</text:p>
          </table:table-cell>
          <table:table-cell table:number-columns-repeated="16"/>
        </table:table-row>
      </table:table>
      <table:table table:name="Sheet2" table:style-name="ta1">
        <table:table-column table:style-name="co21" table:number-columns-repeated="16" table:default-cell-style-name="Default"/>
        <table:table-row table:style-name="ro1">
          <table:table-cell office:value-type="string" calcext:value-type="string">
            <text:p>npes</text:p>
          </table:table-cell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854588" calcext:value-type="float">
            <text:p>0.000854588</text:p>
          </table:table-cell>
          <table:table-cell office:value-type="float" office:value="0.00126582" calcext:value-type="float">
            <text:p>0.00126582</text:p>
          </table:table-cell>
          <table:table-cell office:value-type="float" office:value="0.00247464" calcext:value-type="float">
            <text:p>0.00247464</text:p>
          </table:table-cell>
          <table:table-cell office:value-type="float" office:value="0.00332551" calcext:value-type="float">
            <text:p>0.00332551</text:p>
          </table:table-cell>
          <table:table-cell office:value-type="float" office:value="0.00335905" calcext:value-type="float">
            <text:p>0.00335905</text:p>
          </table:table-cell>
          <table:table-cell office:value-type="float" office:value="0.00341454" calcext:value-type="float">
            <text:p>0.00341454</text:p>
          </table:table-cell>
          <table:table-cell office:value-type="float" office:value="0.213171" calcext:value-type="float">
            <text:p>0.213171</text:p>
          </table:table-cell>
          <table:table-cell office:value-type="float" office:value="0.213185" calcext:value-type="float">
            <text:p>0.213185</text:p>
          </table:table-cell>
          <table:table-cell office:value-type="float" office:value="0.213221" calcext:value-type="float">
            <text:p>0.213221</text:p>
          </table:table-cell>
          <table:table-cell office:value-type="float" office:value="1.13875" calcext:value-type="float">
            <text:p>1.13875</text:p>
          </table:table-cell>
          <table:table-cell office:value-type="float" office:value="1.14184" calcext:value-type="float">
            <text:p>1.14184</text:p>
          </table:table-cell>
          <table:table-cell office:value-type="float" office:value="1.1521" calcext:value-type="float">
            <text:p>1.1521</text:p>
          </table:table-cell>
          <table:table-cell office:value-type="float" office:value="4.01305" calcext:value-type="float">
            <text:p>4.01305</text:p>
          </table:table-cell>
          <table:table-cell office:value-type="float" office:value="4.01306" calcext:value-type="float">
            <text:p>4.01306</text:p>
          </table:table-cell>
          <table:table-cell office:value-type="float" office:value="4.01307" calcext:value-type="float">
            <text:p>4.013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13659" calcext:value-type="float">
            <text:p>0.00113659</text:p>
          </table:table-cell>
          <table:table-cell office:value-type="float" office:value="0.00267944" calcext:value-type="float">
            <text:p>0.00267944</text:p>
          </table:table-cell>
          <table:table-cell office:value-type="float" office:value="0.00621724" calcext:value-type="float">
            <text:p>0.00621724</text:p>
          </table:table-cell>
          <table:table-cell office:value-type="float" office:value="0.00610104" calcext:value-type="float">
            <text:p>0.00610104</text:p>
          </table:table-cell>
          <table:table-cell office:value-type="float" office:value="0.00654745" calcext:value-type="float">
            <text:p>0.00654745</text:p>
          </table:table-cell>
          <table:table-cell office:value-type="float" office:value="0.00699258" calcext:value-type="float">
            <text:p>0.00699258</text:p>
          </table:table-cell>
          <table:table-cell office:value-type="float" office:value="0.248012" calcext:value-type="float">
            <text:p>0.248012</text:p>
          </table:table-cell>
          <table:table-cell office:value-type="float" office:value="0.248433" calcext:value-type="float">
            <text:p>0.248433</text:p>
          </table:table-cell>
          <table:table-cell office:value-type="float" office:value="0.248956" calcext:value-type="float">
            <text:p>0.248956</text:p>
          </table:table-cell>
          <table:table-cell office:value-type="float" office:value="1.16935" calcext:value-type="float">
            <text:p>1.16935</text:p>
          </table:table-cell>
          <table:table-cell office:value-type="float" office:value="1.17327" calcext:value-type="float">
            <text:p>1.17327</text:p>
          </table:table-cell>
          <table:table-cell office:value-type="float" office:value="1.18029" calcext:value-type="float">
            <text:p>1.18029</text:p>
          </table:table-cell>
          <table:table-cell office:value-type="float" office:value="4.61342" calcext:value-type="float">
            <text:p>4.61342</text:p>
          </table:table-cell>
          <table:table-cell office:value-type="float" office:value="4.61346" calcext:value-type="float">
            <text:p>4.61346</text:p>
          </table:table-cell>
          <table:table-cell office:value-type="float" office:value="4.61349" calcext:value-type="float">
            <text:p>4.613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180001" calcext:value-type="float">
            <text:p>0.00180001</text:p>
          </table:table-cell>
          <table:table-cell office:value-type="float" office:value="0.00399406" calcext:value-type="float">
            <text:p>0.00399406</text:p>
          </table:table-cell>
          <table:table-cell office:value-type="float" office:value="0.00711565" calcext:value-type="float">
            <text:p>0.00711565</text:p>
          </table:table-cell>
          <table:table-cell office:value-type="float" office:value="0.00764236" calcext:value-type="float">
            <text:p>0.00764236</text:p>
          </table:table-cell>
          <table:table-cell office:value-type="float" office:value="0.00829705" calcext:value-type="float">
            <text:p>0.00829705</text:p>
          </table:table-cell>
          <table:table-cell office:value-type="float" office:value="0.0089036" calcext:value-type="float">
            <text:p>0.0089036</text:p>
          </table:table-cell>
          <table:table-cell office:value-type="float" office:value="0.285591" calcext:value-type="float">
            <text:p>0.285591</text:p>
          </table:table-cell>
          <table:table-cell office:value-type="float" office:value="0.286231" calcext:value-type="float">
            <text:p>0.286231</text:p>
          </table:table-cell>
          <table:table-cell office:value-type="float" office:value="0.286904" calcext:value-type="float">
            <text:p>0.286904</text:p>
          </table:table-cell>
          <table:table-cell office:value-type="float" office:value="1.28059" calcext:value-type="float">
            <text:p>1.28059</text:p>
          </table:table-cell>
          <table:table-cell office:value-type="float" office:value="1.28426" calcext:value-type="float">
            <text:p>1.28426</text:p>
          </table:table-cell>
          <table:table-cell office:value-type="float" office:value="1.29056" calcext:value-type="float">
            <text:p>1.29056</text:p>
          </table:table-cell>
          <table:table-cell office:value-type="float" office:value="3.95771" calcext:value-type="float">
            <text:p>3.95771</text:p>
          </table:table-cell>
          <table:table-cell office:value-type="float" office:value="3.95773" calcext:value-type="float">
            <text:p>3.95773</text:p>
          </table:table-cell>
          <table:table-cell office:value-type="float" office:value="3.95775" calcext:value-type="float">
            <text:p>3.957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306978" calcext:value-type="float">
            <text:p>0.00306978</text:p>
          </table:table-cell>
          <table:table-cell office:value-type="float" office:value="0.00629154" calcext:value-type="float">
            <text:p>0.00629154</text:p>
          </table:table-cell>
          <table:table-cell office:value-type="float" office:value="0.00766964" calcext:value-type="float">
            <text:p>0.00766964</text:p>
          </table:table-cell>
          <table:table-cell office:value-type="float" office:value="0.00878725" calcext:value-type="float">
            <text:p>0.00878725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18078" calcext:value-type="float">
            <text:p>0.0118078</text:p>
          </table:table-cell>
          <table:table-cell office:value-type="float" office:value="0.304331" calcext:value-type="float">
            <text:p>0.304331</text:p>
          </table:table-cell>
          <table:table-cell office:value-type="float" office:value="0.305713" calcext:value-type="float">
            <text:p>0.305713</text:p>
          </table:table-cell>
          <table:table-cell office:value-type="float" office:value="0.307386" calcext:value-type="float">
            <text:p>0.307386</text:p>
          </table:table-cell>
          <table:table-cell office:value-type="float" office:value="1.45526" calcext:value-type="float">
            <text:p>1.45526</text:p>
          </table:table-cell>
          <table:table-cell office:value-type="float" office:value="1.45895" calcext:value-type="float">
            <text:p>1.45895</text:p>
          </table:table-cell>
          <table:table-cell office:value-type="float" office:value="1.46564" calcext:value-type="float">
            <text:p>1.46564</text:p>
          </table:table-cell>
          <table:table-cell office:value-type="float" office:value="4.61145" calcext:value-type="float">
            <text:p>4.61145</text:p>
          </table:table-cell>
          <table:table-cell office:value-type="float" office:value="4.61149" calcext:value-type="float">
            <text:p>4.61149</text:p>
          </table:table-cell>
          <table:table-cell office:value-type="float" office:value="4.61153" calcext:value-type="float">
            <text:p>4.6115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548711" calcext:value-type="float">
            <text:p>0.00548711</text:p>
          </table:table-cell>
          <table:table-cell office:value-type="float" office:value="0.00801079" calcext:value-type="float">
            <text:p>0.00801079</text:p>
          </table:table-cell>
          <table:table-cell office:value-type="float" office:value="0.00954461" calcext:value-type="float">
            <text:p>0.00954461</text:p>
          </table:table-cell>
          <table:table-cell office:value-type="float" office:value="0.0173016" calcext:value-type="float">
            <text:p>0.0173016</text:p>
          </table:table-cell>
          <table:table-cell office:value-type="float" office:value="0.0189444" calcext:value-type="float">
            <text:p>0.0189444</text:p>
          </table:table-cell>
          <table:table-cell office:value-type="float" office:value="0.0200286" calcext:value-type="float">
            <text:p>0.0200286</text:p>
          </table:table-cell>
          <table:table-cell office:value-type="float" office:value="0.324786" calcext:value-type="float">
            <text:p>0.324786</text:p>
          </table:table-cell>
          <table:table-cell office:value-type="float" office:value="0.325819" calcext:value-type="float">
            <text:p>0.325819</text:p>
          </table:table-cell>
          <table:table-cell office:value-type="float" office:value="0.327386" calcext:value-type="float">
            <text:p>0.327386</text:p>
          </table:table-cell>
          <table:table-cell office:value-type="float" office:value="2.34852" calcext:value-type="float">
            <text:p>2.34852</text:p>
          </table:table-cell>
          <table:table-cell office:value-type="float" office:value="2.35353" calcext:value-type="float">
            <text:p>2.35353</text:p>
          </table:table-cell>
          <table:table-cell office:value-type="float" office:value="2.36058" calcext:value-type="float">
            <text:p>2.36058</text:p>
          </table:table-cell>
          <table:table-cell office:value-type="float" office:value="5.56606" calcext:value-type="float">
            <text:p>5.56606</text:p>
          </table:table-cell>
          <table:table-cell office:value-type="float" office:value="5.56611" calcext:value-type="float">
            <text:p>5.56611</text:p>
          </table:table-cell>
          <table:table-cell office:value-type="float" office:value="5.56616" calcext:value-type="float">
            <text:p>5.5661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0690098" calcext:value-type="float">
            <text:p>0.00690098</text:p>
          </table:table-cell>
          <table:table-cell office:value-type="float" office:value="0.00913346" calcext:value-type="float">
            <text:p>0.00913346</text:p>
          </table:table-cell>
          <table:table-cell office:value-type="float" office:value="0.0100656" calcext:value-type="float">
            <text:p>0.0100656</text:p>
          </table:table-cell>
          <table:table-cell office:value-type="float" office:value="0.030795" calcext:value-type="float">
            <text:p>0.030795</text:p>
          </table:table-cell>
          <table:table-cell office:value-type="float" office:value="0.0322624" calcext:value-type="float">
            <text:p>0.0322624</text:p>
          </table:table-cell>
          <table:table-cell office:value-type="float" office:value="0.0338151" calcext:value-type="float">
            <text:p>0.0338151</text:p>
          </table:table-cell>
          <table:table-cell office:value-type="float" office:value="0.375994" calcext:value-type="float">
            <text:p>0.375994</text:p>
          </table:table-cell>
          <table:table-cell office:value-type="float" office:value="0.377492" calcext:value-type="float">
            <text:p>0.377492</text:p>
          </table:table-cell>
          <table:table-cell office:value-type="float" office:value="0.378908" calcext:value-type="float">
            <text:p>0.378908</text:p>
          </table:table-cell>
          <table:table-cell office:value-type="float" office:value="2.99766" calcext:value-type="float">
            <text:p>2.99766</text:p>
          </table:table-cell>
          <table:table-cell office:value-type="float" office:value="3.00298" calcext:value-type="float">
            <text:p>3.00298</text:p>
          </table:table-cell>
          <table:table-cell office:value-type="float" office:value="3.00932" calcext:value-type="float">
            <text:p>3.00932</text:p>
          </table:table-cell>
          <table:table-cell office:value-type="float" office:value="5.35775" calcext:value-type="float">
            <text:p>5.35775</text:p>
          </table:table-cell>
          <table:table-cell office:value-type="float" office:value="5.3578" calcext:value-type="float">
            <text:p>5.3578</text:p>
          </table:table-cell>
          <table:table-cell office:value-type="float" office:value="5.35785" calcext:value-type="float">
            <text:p>5.3578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28338" calcext:value-type="float">
            <text:p>0.0128338</text:p>
          </table:table-cell>
          <table:table-cell office:value-type="float" office:value="0.0154331" calcext:value-type="float">
            <text:p>0.0154331</text:p>
          </table:table-cell>
          <table:table-cell office:value-type="float" office:value="0.0165062" calcext:value-type="float">
            <text:p>0.0165062</text:p>
          </table:table-cell>
          <table:table-cell office:value-type="float" office:value="0.0732351" calcext:value-type="float">
            <text:p>0.0732351</text:p>
          </table:table-cell>
          <table:table-cell office:value-type="float" office:value="0.0759479" calcext:value-type="float">
            <text:p>0.0759479</text:p>
          </table:table-cell>
          <table:table-cell office:value-type="float" office:value="0.0779894" calcext:value-type="float">
            <text:p>0.0779894</text:p>
          </table:table-cell>
          <table:table-cell office:value-type="float" office:value="0.522549" calcext:value-type="float">
            <text:p>0.522549</text:p>
          </table:table-cell>
          <table:table-cell office:value-type="float" office:value="0.524376" calcext:value-type="float">
            <text:p>0.524376</text:p>
          </table:table-cell>
          <table:table-cell office:value-type="float" office:value="0.527246" calcext:value-type="float">
            <text:p>0.527246</text:p>
          </table:table-cell>
          <table:table-cell office:value-type="float" office:value="4.05584" calcext:value-type="float">
            <text:p>4.05584</text:p>
          </table:table-cell>
          <table:table-cell office:value-type="float" office:value="4.06187" calcext:value-type="float">
            <text:p>4.06187</text:p>
          </table:table-cell>
          <table:table-cell office:value-type="float" office:value="4.07239" calcext:value-type="float">
            <text:p>4.07239</text:p>
          </table:table-cell>
          <table:table-cell office:value-type="float" office:value="5.56302" calcext:value-type="float">
            <text:p>5.56302</text:p>
          </table:table-cell>
          <table:table-cell office:value-type="float" office:value="5.56314" calcext:value-type="float">
            <text:p>5.56314</text:p>
          </table:table-cell>
          <table:table-cell office:value-type="float" office:value="5.56326" calcext:value-type="float">
            <text:p>5.56326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8115" calcext:value-type="float">
            <text:p>0.238115</text:p>
          </table:table-cell>
          <table:table-cell office:value-type="float" office:value="0.241256" calcext:value-type="float">
            <text:p>0.241256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641972" calcext:value-type="float">
            <text:p>0.641972</text:p>
          </table:table-cell>
          <table:table-cell office:value-type="float" office:value="0.645621" calcext:value-type="float">
            <text:p>0.645621</text:p>
          </table:table-cell>
          <table:table-cell office:value-type="float" office:value="0.647819" calcext:value-type="float">
            <text:p>0.647819</text:p>
          </table:table-cell>
          <table:table-cell office:value-type="float" office:value="1.88952" calcext:value-type="float">
            <text:p>1.88952</text:p>
          </table:table-cell>
          <table:table-cell office:value-type="float" office:value="1.89133" calcext:value-type="float">
            <text:p>1.89133</text:p>
          </table:table-cell>
          <table:table-cell office:value-type="float" office:value="1.89464" calcext:value-type="float">
            <text:p>1.89464</text:p>
          </table:table-cell>
          <table:table-cell office:value-type="float" office:value="6.34177" calcext:value-type="float">
            <text:p>6.34177</text:p>
          </table:table-cell>
          <table:table-cell office:value-type="float" office:value="6.34673" calcext:value-type="float">
            <text:p>6.34673</text:p>
          </table:table-cell>
          <table:table-cell office:value-type="float" office:value="6.35973" calcext:value-type="float">
            <text:p>6.35973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27506" calcext:value-type="float">
            <text:p>7.27506</text:p>
          </table:table-cell>
          <table:table-cell office:value-type="float" office:value="7.27534" calcext:value-type="float">
            <text:p>7.27534</text:p>
          </table:table-cell>
        </table:table-row>
      </table:table>
      <table:table table:name="Sheet3" table:style-name="ta1">
        <table:table-column table:style-name="co21" table:number-columns-repeated="16" table:default-cell-style-name="Default"/>
        <table:table-row table:style-name="ro1">
          <table:table-cell office:value-type="string" calcext:value-type="string">
            <text:p>npes</text:p>
          </table:table-cell>
          <table:table-cell office:value-type="string" calcext:value-type="string">
            <text:p>sort(min)</text:p>
          </table:table-cell>
          <table:table-cell office:value-type="string" calcext:value-type="string">
            <text:p>sort(mean)</text:p>
          </table:table-cell>
          <table:table-cell office:value-type="string" calcext:value-type="string">
            <text:p>sort(max)</text:p>
          </table:table-cell>
          <table:table-cell office:value-type="string" calcext:value-type="string">
            <text:p>cons(min)</text:p>
          </table:table-cell>
          <table:table-cell office:value-type="string" calcext:value-type="string">
            <text:p>cons(mean)</text:p>
          </table:table-cell>
          <table:table-cell office:value-type="string" calcext:value-type="string">
            <text:p>cons(max)</text:p>
          </table:table-cell>
          <table:table-cell office:value-type="string" calcext:value-type="string">
            <text:p>bal(min)</text:p>
          </table:table-cell>
          <table:table-cell office:value-type="string" calcext:value-type="string">
            <text:p>bal(mean)</text:p>
          </table:table-cell>
          <table:table-cell office:value-type="string" calcext:value-type="string">
            <text:p>bal(max)</text:p>
          </table:table-cell>
          <table:table-cell office:value-type="string" calcext:value-type="string">
            <text:p>cg(min)</text:p>
          </table:table-cell>
          <table:table-cell office:value-type="string" calcext:value-type="string">
            <text:p>cg(mean)</text:p>
          </table:table-cell>
          <table:table-cell office:value-type="string" calcext:value-type="string">
            <text:p>cg(max)</text:p>
          </table:table-cell>
          <table:table-cell office:value-type="string" calcext:value-type="string">
            <text:p>sm(min)</text:p>
          </table:table-cell>
          <table:table-cell office:value-type="string" calcext:value-type="string">
            <text:p>sm(mean)</text:p>
          </table:table-cell>
          <table:table-cell office:value-type="string" calcext:value-type="string">
            <text:p>sm(max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605392" calcext:value-type="float">
            <text:p>0.000605392</text:p>
          </table:table-cell>
          <table:table-cell office:value-type="float" office:value="0.00239951" calcext:value-type="float">
            <text:p>0.00239951</text:p>
          </table:table-cell>
          <table:table-cell office:value-type="float" office:value="0.00598707" calcext:value-type="float">
            <text:p>0.00598707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00220007" calcext:value-type="float">
            <text:p>0.00220007</text:p>
          </table:table-cell>
          <table:table-cell office:value-type="float" office:value="0.00222664" calcext:value-type="float">
            <text:p>0.00222664</text:p>
          </table:table-cell>
          <table:table-cell office:value-type="float" office:value="0.142851" calcext:value-type="float">
            <text:p>0.142851</text:p>
          </table:table-cell>
          <table:table-cell office:value-type="float" office:value="0.142867" calcext:value-type="float">
            <text:p>0.142867</text:p>
          </table:table-cell>
          <table:table-cell office:value-type="float" office:value="0.142902" calcext:value-type="float">
            <text:p>0.142902</text:p>
          </table:table-cell>
          <table:table-cell office:value-type="float" office:value="9.98915" calcext:value-type="float">
            <text:p>9.98915</text:p>
          </table:table-cell>
          <table:table-cell office:value-type="float" office:value="10.0135" calcext:value-type="float">
            <text:p>10.0135</text:p>
          </table:table-cell>
          <table:table-cell office:value-type="float" office:value="10.0222" calcext:value-type="float">
            <text:p>10.0222</text:p>
          </table:table-cell>
          <table:table-cell table:number-columns-repeated="3" office:value-type="float" office:value="38.4103" calcext:value-type="float">
            <text:p>38.41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2341" calcext:value-type="float">
            <text:p>0.00072341</text:p>
          </table:table-cell>
          <table:table-cell office:value-type="float" office:value="0.00276908" calcext:value-type="float">
            <text:p>0.00276908</text:p>
          </table:table-cell>
          <table:table-cell office:value-type="float" office:value="0.00594435" calcext:value-type="float">
            <text:p>0.00594435</text:p>
          </table:table-cell>
          <table:table-cell office:value-type="float" office:value="0.00488825" calcext:value-type="float">
            <text:p>0.00488825</text:p>
          </table:table-cell>
          <table:table-cell office:value-type="float" office:value="0.00528837" calcext:value-type="float">
            <text:p>0.00528837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.158677" calcext:value-type="float">
            <text:p>0.158677</text:p>
          </table:table-cell>
          <table:table-cell office:value-type="float" office:value="0.159065" calcext:value-type="float">
            <text:p>0.159065</text:p>
          </table:table-cell>
          <table:table-cell office:value-type="float" office:value="0.159461" calcext:value-type="float">
            <text:p>0.159461</text:p>
          </table:table-cell>
          <table:table-cell office:value-type="float" office:value="10.2846" calcext:value-type="float">
            <text:p>10.2846</text:p>
          </table:table-cell>
          <table:table-cell office:value-type="float" office:value="10.2912" calcext:value-type="float">
            <text:p>10.2912</text:p>
          </table:table-cell>
          <table:table-cell office:value-type="float" office:value="10.2984" calcext:value-type="float">
            <text:p>10.2984</text:p>
          </table:table-cell>
          <table:table-cell table:number-columns-repeated="2" office:value-type="float" office:value="39.4141" calcext:value-type="float">
            <text:p>39.4141</text:p>
          </table:table-cell>
          <table:table-cell office:value-type="float" office:value="39.4142" calcext:value-type="float">
            <text:p>39.41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131297" calcext:value-type="float">
            <text:p>0.00131297</text:p>
          </table:table-cell>
          <table:table-cell office:value-type="float" office:value="0.00315939" calcext:value-type="float">
            <text:p>0.00315939</text:p>
          </table:table-cell>
          <table:table-cell office:value-type="float" office:value="0.00604224" calcext:value-type="float">
            <text:p>0.00604224</text:p>
          </table:table-cell>
          <table:table-cell office:value-type="float" office:value="0.00554843" calcext:value-type="float">
            <text:p>0.00554843</text:p>
          </table:table-cell>
          <table:table-cell office:value-type="float" office:value="0.00607053" calcext:value-type="float">
            <text:p>0.00607053</text:p>
          </table:table-cell>
          <table:table-cell office:value-type="float" office:value="0.00649543" calcext:value-type="float">
            <text:p>0.00649543</text:p>
          </table:table-cell>
          <table:table-cell office:value-type="float" office:value="0.172047" calcext:value-type="float">
            <text:p>0.172047</text:p>
          </table:table-cell>
          <table:table-cell office:value-type="float" office:value="0.172431" calcext:value-type="float">
            <text:p>0.172431</text:p>
          </table:table-cell>
          <table:table-cell office:value-type="float" office:value="0.172944" calcext:value-type="float">
            <text:p>0.172944</text:p>
          </table:table-cell>
          <table:table-cell office:value-type="float" office:value="10.0526" calcext:value-type="float">
            <text:p>10.0526</text:p>
          </table:table-cell>
          <table:table-cell office:value-type="float" office:value="10.0595" calcext:value-type="float">
            <text:p>10.0595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41.365" calcext:value-type="float">
            <text:p>41.365</text:p>
          </table:table-cell>
          <table:table-cell table:number-columns-repeated="2" office:value-type="float" office:value="41.3651" calcext:value-type="float">
            <text:p>41.36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292101" calcext:value-type="float">
            <text:p>0.00292101</text:p>
          </table:table-cell>
          <table:table-cell office:value-type="float" office:value="0.00491288" calcext:value-type="float">
            <text:p>0.00491288</text:p>
          </table:table-cell>
          <table:table-cell office:value-type="float" office:value="0.00836525" calcext:value-type="float">
            <text:p>0.00836525</text:p>
          </table:table-cell>
          <table:table-cell office:value-type="float" office:value="0.00703273" calcext:value-type="float">
            <text:p>0.00703273</text:p>
          </table:table-cell>
          <table:table-cell office:value-type="float" office:value="0.00861955" calcext:value-type="float">
            <text:p>0.00861955</text:p>
          </table:table-cell>
          <table:table-cell office:value-type="float" office:value="0.00955982" calcext:value-type="float">
            <text:p>0.00955982</text:p>
          </table:table-cell>
          <table:table-cell office:value-type="float" office:value="0.199865" calcext:value-type="float">
            <text:p>0.199865</text:p>
          </table:table-cell>
          <table:table-cell office:value-type="float" office:value="0.200745" calcext:value-type="float">
            <text:p>0.200745</text:p>
          </table:table-cell>
          <table:table-cell office:value-type="float" office:value="0.202311" calcext:value-type="float">
            <text:p>0.202311</text:p>
          </table:table-cell>
          <table:table-cell office:value-type="float" office:value="11.3539" calcext:value-type="float">
            <text:p>11.3539</text:p>
          </table:table-cell>
          <table:table-cell office:value-type="float" office:value="11.3615" calcext:value-type="float">
            <text:p>11.3615</text:p>
          </table:table-cell>
          <table:table-cell office:value-type="float" office:value="11.3868" calcext:value-type="float">
            <text:p>11.3868</text:p>
          </table:table-cell>
          <table:table-cell office:value-type="float" office:value="36.6525" calcext:value-type="float">
            <text:p>36.6525</text:p>
          </table:table-cell>
          <table:table-cell table:number-columns-repeated="2" office:value-type="float" office:value="36.6526" calcext:value-type="float">
            <text:p>36.652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43654" calcext:value-type="float">
            <text:p>0.0043654</text:p>
          </table:table-cell>
          <table:table-cell office:value-type="float" office:value="0.00698874" calcext:value-type="float">
            <text:p>0.00698874</text:p>
          </table:table-cell>
          <table:table-cell office:value-type="float" office:value="0.00947785" calcext:value-type="float">
            <text:p>0.00947785</text:p>
          </table:table-cell>
          <table:table-cell office:value-type="float" office:value="0.0208686" calcext:value-type="float">
            <text:p>0.0208686</text:p>
          </table:table-cell>
          <table:table-cell office:value-type="float" office:value="0.0224367" calcext:value-type="float">
            <text:p>0.0224367</text:p>
          </table:table-cell>
          <table:table-cell office:value-type="float" office:value="0.0234188" calcext:value-type="float">
            <text:p>0.0234188</text:p>
          </table:table-cell>
          <table:table-cell office:value-type="float" office:value="0.222147" calcext:value-type="float">
            <text:p>0.222147</text:p>
          </table:table-cell>
          <table:table-cell office:value-type="float" office:value="0.223072" calcext:value-type="float">
            <text:p>0.223072</text:p>
          </table:table-cell>
          <table:table-cell office:value-type="float" office:value="0.224619" calcext:value-type="float">
            <text:p>0.224619</text:p>
          </table:table-cell>
          <table:table-cell office:value-type="float" office:value="13.4688" calcext:value-type="float">
            <text:p>13.4688</text:p>
          </table:table-cell>
          <table:table-cell office:value-type="float" office:value="13.4772" calcext:value-type="float">
            <text:p>13.4772</text:p>
          </table:table-cell>
          <table:table-cell office:value-type="float" office:value="13.4899" calcext:value-type="float">
            <text:p>13.4899</text:p>
          </table:table-cell>
          <table:table-cell office:value-type="float" office:value="43.9199" calcext:value-type="float">
            <text:p>43.9199</text:p>
          </table:table-cell>
          <table:table-cell office:value-type="float" office:value="43.9201" calcext:value-type="float">
            <text:p>43.9201</text:p>
          </table:table-cell>
          <table:table-cell office:value-type="float" office:value="43.9202" calcext:value-type="float">
            <text:p>43.920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0626731" calcext:value-type="float">
            <text:p>0.00626731</text:p>
          </table:table-cell>
          <table:table-cell office:value-type="float" office:value="0.00940708" calcext:value-type="float">
            <text:p>0.00940708</text:p>
          </table:table-cell>
          <table:table-cell office:value-type="float" office:value="0.0112072" calcext:value-type="float">
            <text:p>0.0112072</text:p>
          </table:table-cell>
          <table:table-cell office:value-type="float" office:value="0.0280108" calcext:value-type="float">
            <text:p>0.0280108</text:p>
          </table:table-cell>
          <table:table-cell office:value-type="float" office:value="0.0293858" calcext:value-type="float">
            <text:p>0.0293858</text:p>
          </table:table-cell>
          <table:table-cell office:value-type="float" office:value="0.0307186" calcext:value-type="float">
            <text:p>0.0307186</text:p>
          </table:table-cell>
          <table:table-cell office:value-type="float" office:value="0.269145" calcext:value-type="float">
            <text:p>0.269145</text:p>
          </table:table-cell>
          <table:table-cell office:value-type="float" office:value="0.270388" calcext:value-type="float">
            <text:p>0.270388</text:p>
          </table:table-cell>
          <table:table-cell office:value-type="float" office:value="0.271721" calcext:value-type="float">
            <text:p>0.271721</text:p>
          </table:table-cell>
          <table:table-cell office:value-type="float" office:value="16.3008" calcext:value-type="float">
            <text:p>16.3008</text:p>
          </table:table-cell>
          <table:table-cell office:value-type="float" office:value="16.3092" calcext:value-type="float">
            <text:p>16.3092</text:p>
          </table:table-cell>
          <table:table-cell office:value-type="float" office:value="16.3449" calcext:value-type="float">
            <text:p>16.3449</text:p>
          </table:table-cell>
          <table:table-cell office:value-type="float" office:value="51.032" calcext:value-type="float">
            <text:p>51.032</text:p>
          </table:table-cell>
          <table:table-cell office:value-type="float" office:value="51.0321" calcext:value-type="float">
            <text:p>51.0321</text:p>
          </table:table-cell>
          <table:table-cell office:value-type="float" office:value="51.0322" calcext:value-type="float">
            <text:p>51.0322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.0117449" calcext:value-type="float">
            <text:p>0.0117449</text:p>
          </table:table-cell>
          <table:table-cell office:value-type="float" office:value="0.0149439" calcext:value-type="float">
            <text:p>0.0149439</text:p>
          </table:table-cell>
          <table:table-cell office:value-type="float" office:value="0.0176231" calcext:value-type="float">
            <text:p>0.0176231</text:p>
          </table:table-cell>
          <table:table-cell office:value-type="float" office:value="0.0715754" calcext:value-type="float">
            <text:p>0.0715754</text:p>
          </table:table-cell>
          <table:table-cell office:value-type="float" office:value="0.0742604" calcext:value-type="float">
            <text:p>0.0742604</text:p>
          </table:table-cell>
          <table:table-cell office:value-type="float" office:value="0.0757676" calcext:value-type="float">
            <text:p>0.0757676</text:p>
          </table:table-cell>
          <table:table-cell office:value-type="float" office:value="0.43203" calcext:value-type="float">
            <text:p>0.43203</text:p>
          </table:table-cell>
          <table:table-cell office:value-type="float" office:value="0.433361" calcext:value-type="float">
            <text:p>0.433361</text:p>
          </table:table-cell>
          <table:table-cell office:value-type="float" office:value="0.436282" calcext:value-type="float">
            <text:p>0.436282</text:p>
          </table:table-cell>
          <table:table-cell office:value-type="float" office:value="20.5144" calcext:value-type="float">
            <text:p>20.5144</text:p>
          </table:table-cell>
          <table:table-cell office:value-type="float" office:value="20.5228" calcext:value-type="float">
            <text:p>20.5228</text:p>
          </table:table-cell>
          <table:table-cell office:value-type="float" office:value="20.5671" calcext:value-type="float">
            <text:p>20.5671</text:p>
          </table:table-cell>
          <table:table-cell office:value-type="float" office:value="48.2103" calcext:value-type="float">
            <text:p>48.2103</text:p>
          </table:table-cell>
          <table:table-cell office:value-type="float" office:value="48.2105" calcext:value-type="float">
            <text:p>48.2105</text:p>
          </table:table-cell>
          <table:table-cell office:value-type="float" office:value="48.2107" calcext:value-type="float">
            <text:p>48.210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233331" calcext:value-type="float">
            <text:p>0.233331</text:p>
          </table:table-cell>
          <table:table-cell office:value-type="float" office:value="0.238196" calcext:value-type="float">
            <text:p>0.238196</text:p>
          </table:table-cell>
          <table:table-cell office:value-type="float" office:value="0.241555" calcext:value-type="float">
            <text:p>0.241555</text:p>
          </table:table-cell>
          <table:table-cell office:value-type="float" office:value="0.662309" calcext:value-type="float">
            <text:p>0.662309</text:p>
          </table:table-cell>
          <table:table-cell office:value-type="float" office:value="0.665575" calcext:value-type="float">
            <text:p>0.665575</text:p>
          </table:table-cell>
          <table:table-cell office:value-type="float" office:value="0.667848" calcext:value-type="float">
            <text:p>0.667848</text:p>
          </table:table-cell>
          <table:table-cell office:value-type="float" office:value="1.7917" calcext:value-type="float">
            <text:p>1.7917</text:p>
          </table:table-cell>
          <table:table-cell office:value-type="float" office:value="1.79349" calcext:value-type="float">
            <text:p>1.79349</text:p>
          </table:table-cell>
          <table:table-cell office:value-type="float" office:value="1.79717" calcext:value-type="float">
            <text:p>1.79717</text:p>
          </table:table-cell>
          <table:table-cell office:value-type="float" office:value="31.6798" calcext:value-type="float">
            <text:p>31.6798</text:p>
          </table:table-cell>
          <table:table-cell office:value-type="float" office:value="31.6873" calcext:value-type="float">
            <text:p>31.6873</text:p>
          </table:table-cell>
          <table:table-cell office:value-type="float" office:value="31.7405" calcext:value-type="float">
            <text:p>31.7405</text:p>
          </table:table-cell>
          <table:table-cell office:value-type="float" office:value="52.4336" calcext:value-type="float">
            <text:p>52.4336</text:p>
          </table:table-cell>
          <table:table-cell office:value-type="float" office:value="52.4339" calcext:value-type="float">
            <text:p>52.4339</text:p>
          </table:table-cell>
          <table:table-cell office:value-type="float" office:value="52.4342" calcext:value-type="float">
            <text:p>52.4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9T10:44:16.440487595</dc:date>
    <meta:editing-duration>PT1M10S</meta:editing-duration>
    <meta:editing-cycles>1</meta:editing-cycles>
    <meta:document-statistic meta:table-count="3" meta:cell-count="1176" meta:object-count="0"/>
    <meta:generator>LibreOffice/6.0.7.3$Linux_X86_64 LibreOffice_project/00m0$Build-3</meta:generator>
  </office:meta>
</office:document-meta>
</file>